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_5f_-subtitle">
      <style:graphic-properties draw:fill-color="#ffffff" fo:min-height="16.255cm"/>
    </style:style>
    <style:style style:name="pr7" style:family="presentation" style:parent-style-name="Default_5f_-notes">
      <style:graphic-properties draw:fill-color="#ffffff" fo:min-height="12.572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0pt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style:text-properties fo:font-size="32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Space Bubbles 90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s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Rules</text:span></text:p>
                <text:list>
                  <text:list-item>
                    <text:p>+100 points for shooting and popping a bubble.</text:p>
                  </text:list-item>
                  <text:list-item>
                    <text:p>+500 points for shooting and killing another ship.</text:p>
                  </text:list-item>
                  <text:list-item>
                    <text:p>Score set to -500 if killed.</text:p>
                  </text:list-item>
                  <text:list-item>
                    <text:p>All ships start with +100 health. Ship is considered killed if health is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s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ontrols</text:span></text:p>
                <text:list>
                  <text:list-item>
                    <text:p>Steer left</text:p>
                  </text:list-item>
                  <text:list-item>
                    <text:p>Steer right</text:p>
                  </text:list-item>
                  <text:list-item>
                    <text:p>Thrust forward</text:p>
                  </text:list-item>
                  <text:list-item>
                    <text:p>Sh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s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utonomous Ship Inputs</text:span></text:p>
                <text:list>
                  <text:list-item>
                    <text:p>Distance to the nearest ship.</text:p>
                  </text:list-item>
                  <text:list-item>
                    <text:p>Angle to the nearest ship.</text:p>
                  </text:list-item>
                  <text:list-item>
                    <text:p>Distance to the nearest bubble.</text:p>
                  </text:list-item>
                  <text:list-item>
                    <text:p>Angle to nearest bub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s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Training Method(s)</text:span></text:p>
                <text:list>
                  <text:list-item>
                    <text:p>I tried two</text:p>
                    <text:list>
                      <text:list-item>
                        <text:p>Evolutionary</text:p>
                      </text:list-item>
                      <text:list-item>
                        <text:p>Online supervised le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Evolutionary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Orange = Evolutionary Training</text:p>
            <text:p>Green = Just Random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3">Gen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3">Gen 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3">Gen 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3">Gen 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<text:span text:style-name="T3">Gen 1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Online Supervised Tra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32">
        <draw:frame presentation:style-name="pr6" draw:text-style-name="P5" draw:layer="layout" svg:width="25.199cm" svg:height="16.255cm" svg:x="1.4cm" svg:y="0.837cm" presentation:class="subtitle">
          <draw:text-box>
            <text:p><text:span text:style-name="T4">Blue = Human</text:span></text:p>
            <text:p><text:span text:style-name="T4">Yellow = Being Trained By Hu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<text:span text:style-name="T2">All In Compet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5" draw:text-style-name="P6" draw:layer="layout" svg:width="25.199cm" svg:height="16.255cm" svg:x="1.4cm" svg:y="0.837cm" presentation:class="subtitle">
          <draw:text-box>
            <text:p><text:span text:style-name="T5">Spin &amp; Spray Already Domina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5" draw:text-style-name="P6" draw:layer="layout" svg:width="25.199cm" svg:height="16.255cm" svg:x="1.4cm" svg:y="0.837cm" presentation:class="subtitle">
          <draw:text-box>
            <text:p><text:span text:style-name="T5">Still Spin &amp; Spray 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5" draw:text-style-name="P7" draw:layer="layout" svg:width="25.199cm" svg:height="16.255cm" svg:x="1.4cm" svg:y="0.837cm" presentation:class="subtitle">
          <draw:text-box>
            <text:p><text:span text:style-name="T6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pace Bubbles 9000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ummary</text:span></text:p>
                <text:list>
                  <text:list-item>
                    <text:p>Training method produced competitive bot.</text:p>
                  </text:list-item>
                  <text:list-item>
                    <text:p>Not trained against human attacker, so not so competitive against human attacker.</text:p>
                  </text:list-item>
                  <text:list-item>
                    <text:p>Improvements that could be made:</text:p>
                    <text:list>
                      <text:list-item>
                        <text:p>An “I'm being shot” input</text:p>
                      </text:list-item>
                      <text:list-item>
                        <text:p>Increase score for killing a ship.</text:p>
                      </text:list-item>
                      <text:list-item>
                        <text:p>Neural learning weights may be too large.</text:p>
                      </text:list-item>
                      <text:list-item>
                        <text:p>More evolution run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The 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5" draw:layer="layout" svg:width="25.199cm" svg:height="16.255cm" svg:x="1.4cm" svg:y="0.837cm" presentation:class="subtitle">
          <draw:text-box>
            <text:p>Music By <text:span text:style-name="T7">H3CTic</text:span> </text:p>
            <text:p/>
            <text:p><text:span text:style-name="T8">www.h3cticdubstep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text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headline1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2:36:10.055894476</meta:creation-date>
    <dc:date>2016-05-23T18:12:47.902640451</dc:date>
    <meta:editing-duration>PT1H52M22S</meta:editing-duration>
    <meta:editing-cycles>14</meta:editing-cycles>
    <meta:generator>LibreOffice/4.3.3.2$Linux_X86_64 LibreOffice_project/430m0$Build-2</meta:generator>
    <meta:document-statistic meta:object-count="93"/>
  </office:meta>
</office:document-meta>
</file>